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568e" officeooo:paragraph-rsid="0005568e"/>
    </style:style>
    <style:style style:name="P2" style:family="paragraph" style:parent-style-name="Standard">
      <style:paragraph-properties fo:text-align="start" style:justify-single-word="false"/>
      <style:text-properties officeooo:rsid="0005568e" officeooo:paragraph-rsid="0005568e"/>
    </style:style>
    <style:style style:name="P3" style:family="paragraph" style:parent-style-name="Standard">
      <style:paragraph-properties fo:text-align="start" style:justify-single-word="false"/>
      <style:text-properties officeooo:rsid="0008b3cd" officeooo:paragraph-rsid="0008b3cd"/>
    </style:style>
    <style:style style:name="T1" style:family="text">
      <style:text-properties officeooo:rsid="0008b3cd"/>
    </style:style>
    <style:style style:name="T2" style:family="text">
      <style:text-properties officeooo:rsid="000b7d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HKbox <text:span text:style-name="T1">Chassis </text:span>Technical Guide</text:p>
      <text:p text:style-name="P1"/>
      <text:p text:style-name="P3">1.1 – Preface</text:p>
      <text:p text:style-name="P3"><text:tab/>This technical build guide applies only to the Modular Chassis of the H.aHKbox project and was designed with no particular application in mind. Even though the project was designed around control equipment for the ZEUS 2, this guide is setup to aid in the building of the chassis for any use. As such, there will not be any references or technical information given directly related to the hardware and cards designed for the ZEUS 2.</text:p>
      <text:p text:style-name="P3"/>
      <text:p text:style-name="P2">1.<text:span text:style-name="T1">2</text:span> – Goals</text:p>
      <text:p text:style-name="P2"><text:tab/><text:span text:style-name="T1">To build the chassis of the H.aHKbox project catered for a specific application, balancing features, requirements, room for future expansion, and budget. This guide will assist in the selection of parts and building of the backplane and chassis with explanations of the choices to be mad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09:58:39.514000000</meta:creation-date>
    <dc:date>2019-07-19T13:57:37.551000000</dc:date>
    <meta:editing-duration>PT1H46M35S</meta:editing-duration>
    <meta:editing-cycles>1</meta:editing-cycles>
    <meta:document-statistic meta:table-count="0" meta:image-count="0" meta:object-count="0" meta:page-count="1" meta:paragraph-count="5" meta:word-count="129" meta:character-count="780" meta:non-whitespace-character-count="652"/>
    <meta:generator>LibreOffice/6.0.1.1$Windows_X86_64 LibreOffice_project/60bfb1526849283ce2491346ed2aa51c465abfe6</meta:generator>
  </office:meta>
</office:document-meta>
</file>